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383" officeooo:paragraph-rsid="001cc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iHead0" style:family="paragraph" style:parent-style-name="Standard">
      <style:paragraph-properties fo:margin-left="0cm" fo:margin-right="0cm" fo:margin-top="0.6cm" fo:margin-bottom="0.4cm" loext:contextual-spacing="false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24pt" style:font-name-complex="Times New Roman1" style:font-family-complex="'Times New Roman'" style:font-family-generic-complex="system" style:font-pitch-complex="variable"/>
    </style:style>
    <style:style style:name="teiHead1" style:family="paragraph" style:parent-style-name="Standard">
      <style:paragraph-properties fo:margin-left="0cm" fo:margin-right="0cm" fo:margin-top="0.499cm" fo:margin-bottom="0.3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20pt" style:font-name-complex="Times New Roman1" style:font-family-complex="'Times New Roman'" style:font-family-generic-complex="system" style:font-pitch-complex="variable"/>
    </style:style>
    <style:style style:name="teiHead2" style:family="paragraph" style:parent-style-name="Standard">
      <style:paragraph-properties fo:margin-left="0cm" fo:margin-right="0cm" fo:margin-top="0.4cm" fo:margin-bottom="0.25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8pt" style:font-name-complex="Times New Roman1" style:font-family-complex="'Times New Roman'" style:font-family-generic-complex="system" style:font-pitch-complex="variable"/>
    </style:style>
    <style:style style:name="teiHead3" style:family="paragraph" style:parent-style-name="Standard">
      <style:paragraph-properties fo:margin-left="0cm" fo:margin-right="0cm" fo:margin-top="0.3cm" fo:margin-bottom="0.199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6pt" style:font-name-complex="Times New Roman1" style:font-family-complex="'Times New Roman'" style:font-family-generic-complex="system" style:font-pitch-complex="variable"/>
    </style:style>
    <style:style style:name="teiHead4" style:family="paragraph" style:parent-style-name="Standard">
      <style:paragraph-properties fo:margin-left="0cm" fo:margin-right="0cm" fo:margin-top="0.199cm" fo:margin-bottom="0.199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teiPara" style:family="paragraph" style:parent-style-name="Standard">
      <style:paragraph-properties fo:margin-left="0cm" fo:margin-right="0cm" fo:margin-top="0.25cm" fo:margin-bottom="0.25cm" loext:contextual-spacing="false" fo:line-height="2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Figure" style:family="paragraph" style:parent-style-name="Standard">
      <style:paragraph-properties fo:margin-left="0.25cm" fo:margin-right="0.25cm" fo:margin-top="0.25cm" fo:margin-bottom="0.25cm" loext:contextual-spacing="false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TableFigureCaptionFirst" style:family="paragraph" style:parent-style-name="Standard">
      <style:paragraph-properties fo:margin-left="0.25cm" fo:margin-right="0cm" fo:margin-top="0.25cm" fo:margin-bottom="0cm" loext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TableFigureCaptionLast" style:family="paragraph" style:parent-style-name="Standard">
      <style:paragraph-properties fo:margin-left="0.25cm" fo:margin-right="0cm" fo:margin-top="0.25cm" fo:margin-bottom="0.75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ParaTinyMargins" style:family="paragraph" style:parent-style-name="Standard">
      <style:paragraph-properties fo:margin-left="0.101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ParaTinyMarginsHeader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ParaTinyMarginsCentre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ParaTinyMarginsHeaderCentre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Blockquote" style:family="paragraph" style:parent-style-name="Standard">
      <style:paragraph-properties fo:margin-left="1cm" fo:margin-right="1cm" fo:margin-top="0.25cm" fo:margin-bottom="0.25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/>
    </style:style>
    <style:style style:name="teiBlockquoteRef" style:family="paragraph" style:parent-style-name="Standard">
      <style:paragraph-properties fo:margin-left="1cm" fo:margin-right="1cm" fo:margin-top="0cm" fo:margin-bottom="0.499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/>
    </style:style>
    <style:style style:name="teiBiblioEntry" style:family="paragraph" style:parent-style-name="Standard">
      <style:paragraph-properties fo:margin-left="1.499cm" fo:margin-right="0cm" fo:margin-top="0.25cm" fo:margin-bottom="0cm" loext:contextual-spacing="false" fo:text-align="start" style:justify-single-word="false" fo:text-indent="-1cm" style:auto-text-indent="false"/>
    </style:style>
    <style:style style:name="teiCodeBlock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 fo:keep-with-next="always"/>
      <style:text-properties style:font-name="Courier New" fo:font-family="'Courier New'" style:font-pitch="fixed"/>
    </style:style>
    <style:style style:name="teiEgXML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Courier New" fo:font-family="'Courier New'" style:font-pitch="fixed" style:font-name-complex="Courier New" style:font-family-complex="'Courier New'" style:font-pitch-complex="fixed"/>
    </style:style>
    <style:style style:name="teiFootnote" style:family="paragraph" style:master-page-name="Converted1">
      <style:paragraph-properties style:page-number="auto"/>
      <style:text-properties fo:font-size="10pt"/>
    </style:style>
    <style:style style:name="teiFooterPageNumber" style:family="paragraph" style:parent-style-name="Standard">
      <style:paragraph-properties fo:margin-left="0cm" fo:margin-right="0cm" fo:margin-top="0.49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ListItem" style:family="paragraph">
      <style:paragraph-properties fo:margin-left="0cm" fo:margin-right="0cm" fo:margin-top="0cm" fo:margin-bottom="0.25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ListHead" style:family="paragraph" style:parent-style-name="Standard">
      <style:paragraph-properties fo:margin-left="0cm" fo:margin-right="0cm" fo:margin-top="0cm" fo:margin-bottom="0.25cm" loext:contextual-spacing="false" fo:text-indent="0cm" style:auto-text-indent="false"/>
      <style:text-properties style:font-name="Times New Roman" fo:font-family="'Times New Roman'" style:font-family-generic="roman" style:font-pitch="variable" fo:font-size="12pt" fo:font-weight="bold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ext_20_body" style:display-name="Text body" style:family="paragraph" style:parent-style-name="Standard" style:class="text"/>
    <style:style style:name="Quotations" style:family="paragraph" style:parent-style-name="Standard" style:class="html"/>
    <style:style style:name="Heading" style:family="paragraph" style:parent-style-name="Standard" style:class="text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eiXmlTag" style:family="text">
      <style:text-properties fo:color="#000099" style:font-name="Courier New" fo:font-family="'Courier New'" style:font-pitch="fixed" fo:font-weight="bold" style:font-name-complex="Courier New" style:font-family-complex="'Courier New'" style:font-pitch-complex="fixed"/>
    </style:style>
    <style:style style:name="teiXmlAttName" style:family="text">
      <style:text-properties fo:color="#f5844c" style:font-name="Courier New" fo:font-family="'Courier New'" style:font-pitch="fixed" fo:font-weight="bold" style:font-name-complex="Courier New" style:font-family-complex="'Courier New'" style:font-pitch-complex="fixed"/>
    </style:style>
    <style:style style:name="teiXmlAttVal" style:family="text">
      <style:text-properties fo:color="#993300" style:font-name="Courier New" fo:font-family="'Courier New'" style:font-pitch="fixed" fo:font-weight="bold" style:font-name-complex="Courier New" style:font-family-complex="'Courier New'" style:font-pitch-complex="fixed"/>
    </style:style>
    <style:style style:name="teiXmlComment" style:family="text">
      <style:text-properties fo:color="#009900" style:font-name="Courier New" fo:font-family="'Courier New'" style:font-pitch="fixed" fo:font-weight="bold" style:font-name-complex="Courier New" style:font-family-complex="'Courier New'" style:font-pitch-complex="fixed"/>
    </style:style>
    <style:style style:name="teiXmlPi" style:family="text">
      <style:text-properties fo:color="#812ABE" style:font-name="Courier New" fo:font-family="'Courier New'" style:font-pitch="fixed" fo:font-weight="bold" style:font-name-complex="Courier New" style:font-family-complex="'Courier New'" style:font-pitch-complex="fixed"/>
    </style:style>
    <style:style style:name="teiTextNode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Italics" style:family="text">
      <style:text-properties fo:font-style="italic" style:font-style-asian="italic"/>
    </style:style>
    <style:style style:name="teiCode" style:family="text">
      <style:text-properties style:font-name="Courier New" fo:font-family="'Courier New'" style:font-pitch="fixed" fo:font-weight="bold" style:font-name-complex="Courier New" style:font-family-complex="'Courier New'" style:font-pitch-complex="fixed"/>
    </style:style>
    <style:style style:name="teiSuperscript" style:family="text">
      <style:text-properties style:text-position="super 58%"/>
    </style:style>
    <style:style style:name="teiSubscript" style:family="text">
      <style:text-properties style:text-position="sub 58%"/>
    </style:style>
    <style:style style:name="teiListItemLabel" style:family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eiListBulleted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teiListSimple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eiListOrdere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teiFooterPageNumber"><text:page-number text:select-page="current">1</text:page-number> / <text:page-count>1</text:page-count></text:p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n Van den Branden</dc:creator>
    <dc:creator>Alexander Geyken</dc:creator>
    <dc:creator>Frank Wiegand</dc:creator>
    <dc:title>The DTA Base Format: A TEI Subset for the Compilation of a Large Reference Corpus of Printed Text from Multiple Sources</dc:title>
    <dc:date>2015-03-16T01:18:32.153000000</dc:date>
    <meta:generator>LibreOffice/4.4.1.2$Windows_x86 LibreOffice_project/45e2de17089c24a1fa810c8f975a7171ba4cd432</meta:generator>
    <meta:editing-duration>PT1M17S</meta:editing-duration>
    <meta:editing-cycles>4</meta:editing-cycles>
    <meta:document-statistic meta:table-count="0" meta:image-count="0" meta:object-count="0" meta:page-count="1" meta:paragraph-count="1" meta:word-count="3" meta:character-count="5" meta:non-whitespace-character-count="3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